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.csv</text:p>
          </table:table-cell>
          <table:table-cell table:style-name="ce1" office:value-type="string" calcext:value-type="string">
            <text:p>b.csv</text:p>
          </table:table-cell>
          <table:table-cell table:style-name="ce1" office:value-type="string" calcext:value-type="string">
            <text:p>c.csv</text:p>
          </table:table-cell>
          <table:table-cell table:style-name="ce1" office:value-type="string" calcext:value-type="string">
            <text:p>d.csv</text:p>
          </table:table-cell>
          <table:table-cell table:style-name="ce1" office:value-type="string" calcext:value-type="string">
            <text:p>c-interp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/>
          <table:table-cell table:style-name="ce5" office:value-type="string" calcext:value-type="string">
            <text:p>sum.points</text:p>
          </table:table-cell>
          <table:table-cell table:style-name="ce5" office:value-type="string" calcext:value-type="string">
            <text:p>sum.maxes</text:p>
          </table:table-cell>
          <table:table-cell table:style-name="ce5" office:value-type="string" calcext:value-type="string">
            <text:p>sum.mi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B2:.E2])" office:value-type="float" office:value="7" calcext:value-type="float">
            <text:p>7</text:p>
          </table:table-cell>
          <table:table-cell table:formula="of:=MAX([.B2:.E2])" office:value-type="float" office:value="6" calcext:value-type="float">
            <text:p>6</text:p>
          </table:table-cell>
          <table:table-cell table:formula="of:=MIN([.B2:.E2])" office:value-type="float" office:value="1" calcext:value-type="float">
            <text:p>1</text:p>
          </table:table-cell>
          <table:table-cell/>
          <table:table-cell table:formula="of:=&quot;(&quot;&amp;[.A2]&amp;&quot;,&quot;&amp;[.G2]&amp;&quot;)&quot;" office:value-type="string" office:string-value="(0,7)" calcext:value-type="string">
            <text:p>(0,7)</text:p>
          </table:table-cell>
          <table:table-cell table:formula="of:=&quot;(&quot;&amp;[.A2]&amp;&quot;,&quot;&amp;[.H2]&amp;&quot;)&quot;" office:value-type="string" office:string-value="(0,6)" calcext:value-type="string">
            <text:p>(0,6)</text:p>
          </table:table-cell>
          <table:table-cell table:formula="of:=&quot;(&quot;&amp;[.A2]&amp;&quot;,&quot;&amp;[.I2]&amp;&quot;)&quot;" office:value-type="string" office:string-value="(0,1)" calcext:value-type="string">
            <text:p>(0,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3:.E3])" office:value-type="float" office:value="7" calcext:value-type="float">
            <text:p>7</text:p>
          </table:table-cell>
          <table:table-cell table:formula="of:=MAX([.B3:.E3])" office:value-type="float" office:value="5" calcext:value-type="float">
            <text:p>5</text:p>
          </table:table-cell>
          <table:table-cell table:formula="of:=MIN([.B3:.E3])" office:value-type="float" office:value="2" calcext:value-type="float">
            <text:p>2</text:p>
          </table:table-cell>
          <table:table-cell/>
          <table:table-cell table:formula="of:=&quot;(&quot;&amp;[.A3]&amp;&quot;,&quot;&amp;[.G3]&amp;&quot;)&quot;" office:value-type="string" office:string-value="(1,7)" calcext:value-type="string">
            <text:p>(1,7)</text:p>
          </table:table-cell>
          <table:table-cell table:formula="of:=&quot;(&quot;&amp;[.A3]&amp;&quot;,&quot;&amp;[.H3]&amp;&quot;)&quot;" office:value-type="string" office:string-value="(1,5)" calcext:value-type="string">
            <text:p>(1,5)</text:p>
          </table:table-cell>
          <table:table-cell table:formula="of:=&quot;(&quot;&amp;[.A3]&amp;&quot;,&quot;&amp;[.I3]&amp;&quot;)&quot;" office:value-type="string" office:string-value="(1,2)" calcext:value-type="string">
            <text:p>(1,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:.E4])" office:value-type="float" office:value="2" calcext:value-type="float">
            <text:p>2</text:p>
          </table:table-cell>
          <table:table-cell table:formula="of:=MAX([.B4:.E4])" office:value-type="float" office:value="1" calcext:value-type="float">
            <text:p>1</text:p>
          </table:table-cell>
          <table:table-cell table:formula="of:=MIN([.B4:.E4])" office:value-type="float" office:value="1" calcext:value-type="float">
            <text:p>1</text:p>
          </table:table-cell>
          <table:table-cell/>
          <table:table-cell table:formula="of:=&quot;(&quot;&amp;[.A4]&amp;&quot;,&quot;&amp;[.G4]&amp;&quot;)&quot;" office:value-type="string" office:string-value="(2,2)" calcext:value-type="string">
            <text:p>(2,2)</text:p>
          </table:table-cell>
          <table:table-cell table:formula="of:=&quot;(&quot;&amp;[.A4]&amp;&quot;,&quot;&amp;[.H4]&amp;&quot;)&quot;" office:value-type="string" office:string-value="(2,1)" calcext:value-type="string">
            <text:p>(2,1)</text:p>
          </table:table-cell>
          <table:table-cell table:formula="of:=&quot;(&quot;&amp;[.A4]&amp;&quot;,&quot;&amp;[.I4]&amp;&quot;)&quot;" office:value-type="string" office:string-value="(2,1)" calcext:value-type="string">
            <text:p>(2,1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B5:.E5])" office:value-type="float" office:value="12" calcext:value-type="float">
            <text:p>12</text:p>
          </table:table-cell>
          <table:table-cell table:formula="of:=MAX([.B5:.E5])" office:value-type="float" office:value="5" calcext:value-type="float">
            <text:p>5</text:p>
          </table:table-cell>
          <table:table-cell table:formula="of:=MIN([.B5:.E5])" office:value-type="float" office:value="3" calcext:value-type="float">
            <text:p>3</text:p>
          </table:table-cell>
          <table:table-cell/>
          <table:table-cell table:formula="of:=&quot;(&quot;&amp;[.A5]&amp;&quot;,&quot;&amp;[.G5]&amp;&quot;)&quot;" office:value-type="string" office:string-value="(3,12)" calcext:value-type="string">
            <text:p>(3,12)</text:p>
          </table:table-cell>
          <table:table-cell table:formula="of:=&quot;(&quot;&amp;[.A5]&amp;&quot;,&quot;&amp;[.H5]&amp;&quot;)&quot;" office:value-type="string" office:string-value="(3,5)" calcext:value-type="string">
            <text:p>(3,5)</text:p>
          </table:table-cell>
          <table:table-cell table:formula="of:=&quot;(&quot;&amp;[.A5]&amp;&quot;,&quot;&amp;[.I5]&amp;&quot;)&quot;" office:value-type="string" office:string-value="(3,3)" calcext:value-type="string">
            <text:p>(3,3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6:.E6])" office:value-type="float" office:value="9" calcext:value-type="float">
            <text:p>9</text:p>
          </table:table-cell>
          <table:table-cell table:formula="of:=MAX([.B6:.E6])" office:value-type="float" office:value="4" calcext:value-type="float">
            <text:p>4</text:p>
          </table:table-cell>
          <table:table-cell table:formula="of:=MIN([.B6:.E6])" office:value-type="float" office:value="2" calcext:value-type="float">
            <text:p>2</text:p>
          </table:table-cell>
          <table:table-cell/>
          <table:table-cell table:formula="of:=&quot;(&quot;&amp;[.A6]&amp;&quot;,&quot;&amp;[.G6]&amp;&quot;)&quot;" office:value-type="string" office:string-value="(4,9)" calcext:value-type="string">
            <text:p>(4,9)</text:p>
          </table:table-cell>
          <table:table-cell table:formula="of:=&quot;(&quot;&amp;[.A6]&amp;&quot;,&quot;&amp;[.H6]&amp;&quot;)&quot;" office:value-type="string" office:string-value="(4,4)" calcext:value-type="string">
            <text:p>(4,4)</text:p>
          </table:table-cell>
          <table:table-cell table:formula="of:=&quot;(&quot;&amp;[.A6]&amp;&quot;,&quot;&amp;[.I6]&amp;&quot;)&quot;" office:value-type="string" office:string-value="(4,2)" calcext:value-type="string">
            <text:p>(4,2)</text:p>
          </table:table-cell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B7:.F7])" office:value-type="float" office:value="9" calcext:value-type="float">
            <text:p>9</text:p>
          </table:table-cell>
          <table:table-cell table:formula="of:=MAX([.B7:.F7])" office:value-type="float" office:value="4.5" calcext:value-type="float">
            <text:p>4.5</text:p>
          </table:table-cell>
          <table:table-cell table:formula="of:=MIN([.B7:.F7])" office:value-type="float" office:value="2" calcext:value-type="float">
            <text:p>2</text:p>
          </table:table-cell>
          <table:table-cell/>
          <table:table-cell table:formula="of:=&quot;(&quot;&amp;[.A7]&amp;&quot;,&quot;&amp;[.G7]&amp;&quot;)&quot;" office:value-type="string" office:string-value="(4.5,9)" calcext:value-type="string">
            <text:p>(4.5,9)</text:p>
          </table:table-cell>
          <table:table-cell table:formula="of:=&quot;(&quot;&amp;[.A7]&amp;&quot;,&quot;&amp;[.H7]&amp;&quot;)&quot;" office:value-type="string" office:string-value="(4.5,4.5)" calcext:value-type="string">
            <text:p>(4.5,4.5)</text:p>
          </table:table-cell>
          <table:table-cell table:formula="of:=&quot;(&quot;&amp;[.A7]&amp;&quot;,&quot;&amp;[.I7]&amp;&quot;)&quot;" office:value-type="string" office:string-value="(4.5,2)" calcext:value-type="string">
            <text:p>(4.5,2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E8])" office:value-type="float" office:value="5" calcext:value-type="float">
            <text:p>5</text:p>
          </table:table-cell>
          <table:table-cell table:formula="of:=MAX([.B8:.E8])" office:value-type="float" office:value="2" calcext:value-type="float">
            <text:p>2</text:p>
          </table:table-cell>
          <table:table-cell table:formula="of:=MIN([.B8:.E8])" office:value-type="float" office:value="1" calcext:value-type="float">
            <text:p>1</text:p>
          </table:table-cell>
          <table:table-cell/>
          <table:table-cell table:formula="of:=&quot;(&quot;&amp;[.A8]&amp;&quot;,&quot;&amp;[.G8]&amp;&quot;)&quot;" office:value-type="string" office:string-value="(5,5)" calcext:value-type="string">
            <text:p>(5,5)</text:p>
          </table:table-cell>
          <table:table-cell table:formula="of:=&quot;(&quot;&amp;[.A8]&amp;&quot;,&quot;&amp;[.H8]&amp;&quot;)&quot;" office:value-type="string" office:string-value="(5,2)" calcext:value-type="string">
            <text:p>(5,2)</text:p>
          </table:table-cell>
          <table:table-cell table:formula="of:=&quot;(&quot;&amp;[.A8]&amp;&quot;,&quot;&amp;[.I8]&amp;&quot;)&quot;" office:value-type="string" office:string-value="(5,1)" calcext:value-type="string">
            <text:p>(5,1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B9:.E9])" office:value-type="float" office:value="1" calcext:value-type="float">
            <text:p>1</text:p>
          </table:table-cell>
          <table:table-cell table:formula="of:=MAX([.B9:.E9])" office:value-type="float" office:value="1" calcext:value-type="float">
            <text:p>1</text:p>
          </table:table-cell>
          <table:table-cell table:formula="of:=MIN([.B9:.E9])" office:value-type="float" office:value="0" calcext:value-type="float">
            <text:p>0</text:p>
          </table:table-cell>
          <table:table-cell/>
          <table:table-cell table:formula="of:=&quot;(&quot;&amp;[.A9]&amp;&quot;,&quot;&amp;[.G9]&amp;&quot;)&quot;" office:value-type="string" office:string-value="(6,1)" calcext:value-type="string">
            <text:p>(6,1)</text:p>
          </table:table-cell>
          <table:table-cell table:formula="of:=&quot;(&quot;&amp;[.A9]&amp;&quot;,&quot;&amp;[.H9]&amp;&quot;)&quot;" office:value-type="string" office:string-value="(6,1)" calcext:value-type="string">
            <text:p>(6,1)</text:p>
          </table:table-cell>
          <table:table-cell table:formula="of:=&quot;(&quot;&amp;[.A9]&amp;&quot;,&quot;&amp;[.I9]&amp;&quot;)&quot;" office:value-type="string" office:string-value="(6,0)" calcext:value-type="string">
            <text:p>(6,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B10:.E10])" office:value-type="float" office:value="7" calcext:value-type="float">
            <text:p>7</text:p>
          </table:table-cell>
          <table:table-cell table:formula="of:=MAX([.B10:.E10])" office:value-type="float" office:value="4" calcext:value-type="float">
            <text:p>4</text:p>
          </table:table-cell>
          <table:table-cell table:formula="of:=MIN([.B10:.E10])" office:value-type="float" office:value="3" calcext:value-type="float">
            <text:p>3</text:p>
          </table:table-cell>
          <table:table-cell/>
          <table:table-cell table:formula="of:=&quot;(&quot;&amp;[.A10]&amp;&quot;,&quot;&amp;[.G10]&amp;&quot;)&quot;" office:value-type="string" office:string-value="(7,7)" calcext:value-type="string">
            <text:p>(7,7)</text:p>
          </table:table-cell>
          <table:table-cell table:formula="of:=&quot;(&quot;&amp;[.A10]&amp;&quot;,&quot;&amp;[.H10]&amp;&quot;)&quot;" office:value-type="string" office:string-value="(7,4)" calcext:value-type="string">
            <text:p>(7,4)</text:p>
          </table:table-cell>
          <table:table-cell table:formula="of:=&quot;(&quot;&amp;[.A10]&amp;&quot;,&quot;&amp;[.I10]&amp;&quot;)&quot;" office:value-type="string" office:string-value="(7,3)" calcext:value-type="string">
            <text:p>(7,3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11:.E11])" office:value-type="float" office:value="2" calcext:value-type="float">
            <text:p>2</text:p>
          </table:table-cell>
          <table:table-cell table:formula="of:=MAX([.B11:.E11])" office:value-type="float" office:value="1" calcext:value-type="float">
            <text:p>1</text:p>
          </table:table-cell>
          <table:table-cell table:formula="of:=MIN([.B11:.E11])" office:value-type="float" office:value="1" calcext:value-type="float">
            <text:p>1</text:p>
          </table:table-cell>
          <table:table-cell/>
          <table:table-cell table:formula="of:=&quot;(&quot;&amp;[.A11]&amp;&quot;,&quot;&amp;[.G11]&amp;&quot;)&quot;" office:value-type="string" office:string-value="(8,2)" calcext:value-type="string">
            <text:p>(8,2)</text:p>
          </table:table-cell>
          <table:table-cell table:formula="of:=&quot;(&quot;&amp;[.A11]&amp;&quot;,&quot;&amp;[.H11]&amp;&quot;)&quot;" office:value-type="string" office:string-value="(8,1)" calcext:value-type="string">
            <text:p>(8,1)</text:p>
          </table:table-cell>
          <table:table-cell table:formula="of:=&quot;(&quot;&amp;[.A11]&amp;&quot;,&quot;&amp;[.I11]&amp;&quot;)&quot;" office:value-type="string" office:string-value="(8,1)" calcext:value-type="string">
            <text:p>(8,1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B12:.E12])" office:value-type="float" office:value="10" calcext:value-type="float">
            <text:p>10</text:p>
          </table:table-cell>
          <table:table-cell table:formula="of:=MAX([.B12:.E12])" office:value-type="float" office:value="10" calcext:value-type="float">
            <text:p>10</text:p>
          </table:table-cell>
          <table:table-cell table:formula="of:=MIN([.B12:.E12])" office:value-type="float" office:value="10" calcext:value-type="float">
            <text:p>10</text:p>
          </table:table-cell>
          <table:table-cell/>
          <table:table-cell table:formula="of:=&quot;(&quot;&amp;[.A12]&amp;&quot;,&quot;&amp;[.G12]&amp;&quot;)&quot;" office:value-type="string" office:string-value="(9,10)" calcext:value-type="string">
            <text:p>(9,10)</text:p>
          </table:table-cell>
          <table:table-cell table:formula="of:=&quot;(&quot;&amp;[.A12]&amp;&quot;,&quot;&amp;[.H12]&amp;&quot;)&quot;" office:value-type="string" office:string-value="(9,10)" calcext:value-type="string">
            <text:p>(9,10)</text:p>
          </table:table-cell>
          <table:table-cell table:formula="of:=&quot;(&quot;&amp;[.A12]&amp;&quot;,&quot;&amp;[.I12]&amp;&quot;)&quot;" office:value-type="string" office:string-value="(9,10)" calcext:value-type="string">
            <text:p>(9,10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B13:.E13])" office:value-type="float" office:value="7" calcext:value-type="float">
            <text:p>7</text:p>
          </table:table-cell>
          <table:table-cell table:formula="of:=MAX([.B13:.E13])" office:value-type="float" office:value="5" calcext:value-type="float">
            <text:p>5</text:p>
          </table:table-cell>
          <table:table-cell table:formula="of:=MIN([.B13:.E13])" office:value-type="float" office:value="2" calcext:value-type="float">
            <text:p>2</text:p>
          </table:table-cell>
          <table:table-cell/>
          <table:table-cell table:formula="of:=&quot;(&quot;&amp;[.A13]&amp;&quot;,&quot;&amp;[.G13]&amp;&quot;)&quot;" office:value-type="string" office:string-value="(10,7)" calcext:value-type="string">
            <text:p>(10,7)</text:p>
          </table:table-cell>
          <table:table-cell table:formula="of:=&quot;(&quot;&amp;[.A13]&amp;&quot;,&quot;&amp;[.H13]&amp;&quot;)&quot;" office:value-type="string" office:string-value="(10,5)" calcext:value-type="string">
            <text:p>(10,5)</text:p>
          </table:table-cell>
          <table:table-cell table:formula="of:=&quot;(&quot;&amp;[.A13]&amp;&quot;,&quot;&amp;[.I13]&amp;&quot;)&quot;" office:value-type="string" office:string-value="(10,2)" calcext:value-type="string">
            <text:p>(10,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SUM([.B14:.E14])" office:value-type="float" office:value="3" calcext:value-type="float">
            <text:p>3</text:p>
          </table:table-cell>
          <table:table-cell table:formula="of:=MAX([.B14:.E14])" office:value-type="float" office:value="3" calcext:value-type="float">
            <text:p>3</text:p>
          </table:table-cell>
          <table:table-cell table:formula="of:=MIN([.B14:.E14])" office:value-type="float" office:value="3" calcext:value-type="float">
            <text:p>3</text:p>
          </table:table-cell>
          <table:table-cell/>
          <table:table-cell table:formula="of:=&quot;(&quot;&amp;[.A14]&amp;&quot;,&quot;&amp;[.G14]&amp;&quot;)&quot;" office:value-type="string" office:string-value="(11,3)" calcext:value-type="string">
            <text:p>(11,3)</text:p>
          </table:table-cell>
          <table:table-cell table:formula="of:=&quot;(&quot;&amp;[.A14]&amp;&quot;,&quot;&amp;[.H14]&amp;&quot;)&quot;" office:value-type="string" office:string-value="(11,3)" calcext:value-type="string">
            <text:p>(11,3)</text:p>
          </table:table-cell>
          <table:table-cell table:formula="of:=&quot;(&quot;&amp;[.A14]&amp;&quot;,&quot;&amp;[.I14]&amp;&quot;)&quot;" office:value-type="string" office:string-value="(11,3)" calcext:value-type="string">
            <text:p>(11,3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SUM([.B15:.E15])" office:value-type="float" office:value="4" calcext:value-type="float">
            <text:p>4</text:p>
          </table:table-cell>
          <table:table-cell table:formula="of:=MAX([.B15:.E15])" office:value-type="float" office:value="4" calcext:value-type="float">
            <text:p>4</text:p>
          </table:table-cell>
          <table:table-cell table:formula="of:=MIN([.B15:.E15])" office:value-type="float" office:value="4" calcext:value-type="float">
            <text:p>4</text:p>
          </table:table-cell>
          <table:table-cell/>
          <table:table-cell table:formula="of:=&quot;(&quot;&amp;[.A15]&amp;&quot;,&quot;&amp;[.G15]&amp;&quot;)&quot;" office:value-type="string" office:string-value="(12,4)" calcext:value-type="string">
            <text:p>(12,4)</text:p>
          </table:table-cell>
          <table:table-cell table:formula="of:=&quot;(&quot;&amp;[.A15]&amp;&quot;,&quot;&amp;[.H15]&amp;&quot;)&quot;" office:value-type="string" office:string-value="(12,4)" calcext:value-type="string">
            <text:p>(12,4)</text:p>
          </table:table-cell>
          <table:table-cell table:formula="of:=&quot;(&quot;&amp;[.A15]&amp;&quot;,&quot;&amp;[.I15]&amp;&quot;)&quot;" office:value-type="string" office:string-value="(12,4)" calcext:value-type="string">
            <text:p>(12,4)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0" table:number-rows-spanned="1">
            <text:p>Note: F7 has c.csv’s interpolated value (4.5,2). <text:s/>I wanted to show it explicitly instead of putting 2 in D7.</text:p>
          </table:table-cell>
          <table:covered-table-cell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3:19:14.884894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6-03T07:54:19.433123638</meta:creation-date>
    <dc:date>2025-06-03T13:21:42.468294321</dc:date>
    <meta:editing-duration>PT1H39M31S</meta:editing-duration>
    <meta:editing-cycles>10</meta:editing-cycles>
    <meta:generator>LibreOffice/6.4.7.2$Linux_X86_64 LibreOffice_project/40$Build-2</meta:generator>
    <meta:document-statistic meta:table-count="1" meta:cell-count="140" meta:object-count="0"/>
  </office:meta>
</office:document-meta>
</file>